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02000001380000002C3E07F393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5cm" svg:height="5.5cm" svg:x="3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5.5cm" svg:x="16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cm" svg:height="3cm" svg:x="3.5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3cm" svg:x="21cm" svg:y="5.5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3cm" svg:x="16.5cm" svg:y="5.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7.525cm" svg:height="1.038cm" svg:x="4.178cm" svg:y="6.5cm">
          <draw:text-box>
            <text:p>Citrix XenApp (Windows)</text:p>
          </draw:text-box>
        </draw:frame>
        <draw:frame draw:style-name="gr4" draw:layer="layout" svg:width="3.038cm" svg:height="1.825cm" svg:x="17cm" svg:y="6cm">
          <draw:text-box>
            <text:p>Samba 4<text:line-break/>(UCS)</text:p>
          </draw:text-box>
        </draw:frame>
        <draw:frame draw:style-name="gr4" draw:layer="layout" svg:width="3.812cm" svg:height="1.825cm" svg:x="21cm" svg:y="6cm">
          <draw:text-box>
            <text:p>DHCP/DNS</text:p>
            <text:p>(UCS)</text:p>
          </draw:text-box>
        </draw:frame>
        <draw:frame draw:style-name="gr4" draw:layer="layout" svg:width="6.115cm" svg:height="1.038cm" svg:x="17.906cm" svg:y="9cm">
          <draw:text-box>
            <text:p>UCS Memberserver</text:p>
          </draw:text-box>
        </draw:frame>
        <draw:frame draw:style-name="gr4" draw:layer="layout" svg:width="6.115cm" svg:height="1.038cm" svg:x="4.406cm" svg:y="9.038cm">
          <draw:text-box>
            <text:p>UCS Memberserver</text:p>
          </draw:text-box>
        </draw:frame>
        <draw:frame draw:style-name="gr5" draw:text-style-name="P1" draw:layer="layout" svg:width="11.006cm" svg:height="1.551cm" svg:x="8.994cm" svg:y="17cm">
          <draw:image xlink:href="Pictures/20000002000001380000002C3E07F393.eps" xlink:type="simple" xlink:show="embed" xlink:actuate="onLoad">
            <text:p/>
          </draw:image>
        </draw:frame>
        <draw:line draw:style-name="gr6" draw:text-style-name="P1" draw:layer="layout" svg:x1="11.5cm" svg:y1="17cm" svg:x2="9.5cm" svg:y2="10.5cm">
          <text:p/>
        </draw:line>
        <draw:line draw:style-name="gr6" draw:text-style-name="P1" draw:layer="layout" svg:x1="17cm" svg:y1="17cm" svg:x2="19cm" svg:y2="10.5cm">
          <text:p/>
        </draw:line>
        <draw:frame draw:style-name="gr4" draw:layer="layout" svg:width="5.607cm" svg:height="4.186cm" svg:x="11.5cm" svg:y="13.694cm">
          <draw:text-box>
            <text:p text:style-name="P1">Web-basierte</text:p>
            <text:p text:style-name="P1">Administration der</text:p>
            <text:p text:style-name="P1">virtualisierten</text:p>
            <text:p text:style-name="P1">Instanzen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11T10:02:23</meta:creation-date>
    <dc:date>2012-06-19T15:40:51</dc:date>
    <meta:editing-duration>PT00H06M27S</meta:editing-duration>
    <meta:editing-cycles>2</meta:editing-cycles>
    <meta:generator>OpenOffice.org/3.2$Unix OpenOffice.org_project/320m19$Build-9505</meta:generator>
    <meta:document-statistic meta:object-count="14"/>
  </office:meta>
</office:document-meta>
</file>